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4618in"/>
    </style:style>
    <style:style style:name="co16" style:family="table-column">
      <style:table-column-properties fo:break-before="auto" style:column-width="1.0744in"/>
    </style:style>
    <style:style style:name="co17" style:family="table-column">
      <style:table-column-properties fo:break-before="auto" style:column-width="0.2472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3346in"/>
    </style:style>
    <style:style style:name="co20" style:family="table-column">
      <style:table-column-properties fo:break-before="auto" style:column-width="0.2693in"/>
    </style:style>
    <style:style style:name="co21" style:family="table-column">
      <style:table-column-properties fo:break-before="auto" style:column-width="0.3126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0.3417in"/>
    </style:style>
    <style:style style:name="co24" style:family="table-column">
      <style:table-column-properties fo:break-before="auto" style:column-width="2.0083in"/>
    </style:style>
    <style:style style:name="co25" style:family="table-column">
      <style:table-column-properties fo:break-before="auto" style:column-width="0.3272in"/>
    </style:style>
    <style:style style:name="co26" style:family="table-column">
      <style:table-column-properties fo:break-before="auto" style:column-width="0.2339in"/>
    </style:style>
    <style:style style:name="co27" style:family="table-column">
      <style:table-column-properties fo:break-before="auto" style:column-width="1.5638in"/>
    </style:style>
    <style:style style:name="co28" style:family="table-column">
      <style:table-column-properties fo:break-before="auto" style:column-width="0.2547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1.2in"/>
    </style:style>
    <style:style style:name="co32" style:family="table-column">
      <style:table-column-properties fo:break-before="auto" style:column-width="0.2764in"/>
    </style:style>
    <style:style style:name="co33" style:family="table-column">
      <style:table-column-properties fo:break-before="auto" style:column-width="1.7535in"/>
    </style:style>
    <style:style style:name="co34" style:family="table-column">
      <style:table-column-properties fo:break-before="auto" style:column-width="0.2618in"/>
    </style:style>
    <style:style style:name="co35" style:family="table-column">
      <style:table-column-properties fo:break-before="auto" style:column-width="0.2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9pt"/>
    </style:style>
    <style:style style:name="ce3" style:family="table-cell" style:parent-style-name="Subscript"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9999ff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9pt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Point 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First Points</text:p>
          </table:table-cell>
          <table:table-cell/>
          <table:table-cell table:style-name="ce1" office:value-type="string">
            <text:p>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Group<text:span text:style-name="T1">1</text:span> Poin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oint Counts</text:p>
          </table:table-cell>
          <table:table-cell/>
          <table:table-cell table:style-name="ce2" office:value-type="string">
            <text:p>Group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near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Cubic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NURBS Curve Groups" table:style-name="ta1" table:print="false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Bilinear Patch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atch<text:span text:style-name="T1">0</text:span> Point<text:span text:style-name="T1">2</text:span>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3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table table:name="Bicubic Patches" table:style-name="ta1" table:print="false">
        <table:table-column table:style-name="co20" table:default-cell-style-name="Default"/>
        <table:table-column table:style-name="co18" table:default-cell-style-name="ce2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6" table:default-cell-style-name="ce2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5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Default"/>
        </table:table-row>
      </table:table>
      <table:table table:name="NURBS Patches" table:style-name="ta1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First Points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</text:p>
          </table:table-cell>
          <table:table-cell/>
          <table:table-cell table:style-name="ce3" office:value-type="string">
            <text:p>Patch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U Point Counts</text:p>
          </table:table-cell>
          <table:table-cell/>
          <table:table-cell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U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U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U Point Count</text:p>
          </table:table-cell>
          <table:table-cell/>
          <table:table-cell table:style-name="ce3" office:value-type="string">
            <text:p>Patch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atch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V Point Count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Patch<text:span text:style-name="T1">0</text:span> V Point Count</text:p>
          </table:table-cell>
          <table:table-cell/>
          <table:table-cell table:style-name="ce3" office:value-type="string">
            <text:p>Patch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Point Count</text:p>
          </table:table-cell>
          <table:table-cell/>
          <table:table-cell office:value-type="string">
            <text:p>Patch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N</text:span> V Point Count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U Orders</text:p>
          </table:table-cell>
          <table:table-cell/>
          <table:table-cell table:style-name="ce1" office:value-type="string">
            <text:p>Patch U Knots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0</text:span> U Order</text:p>
          </table:table-cell>
          <table:table-cell/>
          <table:table-cell office:value-type="string">
            <text:p>Patch<text:span text:style-name="T1">0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U Order</text:p>
          </table:table-cell>
          <table:table-cell/>
          <table:table-cell office:value-type="string">
            <text:p>Patch<text:span text:style-name="T1">0</text:span> U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U Order</text:p>
          </table:table-cell>
          <table:table-cell/>
          <table:table-cell office:value-type="string">
            <text:p>Patch<text:span text:style-name="T1">0</text:span> U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V Orders</text:p>
          </table:table-cell>
          <table:table-cell/>
          <table:table-cell office:value-type="string">
            <text:p>Patch<text:span text:style-name="T1">1</text:span> U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V Order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Ord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V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V Order</text:p>
          </table:table-cell>
          <table:table-cell/>
          <table:table-cell office:value-type="string">
            <text:p>Patch<text:span text:style-name="T1">0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0</text:span> V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atch U First Knot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U First Knot</text:span></text:p>
          </table:table-cell>
          <table:table-cell/>
          <table:table-cell office:value-type="string">
            <text:p>Patch<text:span text:style-name="T1">0</text:span> V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U First Knot</text:span></text:p>
          </table:table-cell>
          <table:table-cell/>
          <table:table-cell office:value-type="string">
            <text:p>Patch<text:span text:style-name="T1">1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V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U First Knot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V First Knot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V First Knot</text:span>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V First Knot</text:span></text:p>
          </table:table-cell>
          <table:table-cell/>
          <table:table-cell table:style-name="ce1" office:value-type="string">
            <text:p>Patch Trim Curve Loop Cou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V First Knot</text:span></text:p>
          </table:table-cell>
          <table:table-cell/>
          <table:table-cell office:value-type="string">
            <text:p>Patch<text:span text:style-name="T1">1</text:span> Trim Curve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Selection</text:p>
          </table:table-cell>
          <table:table-cell/>
          <table:table-cell office:value-type="string">
            <text:p>Patch<text:span text:style-name="T1">N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1" office:value-type="string">
            <text:p>Patch First Trim Curve Loop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Selection</text:p>
          </table:table-cell>
          <table:table-cell/>
          <table:table-cell office:value-type="string">
            <text:p>Patch<text:span text:style-name="T1">1</text:span> First Trim Curve Loo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office:value-type="string">
            <text:p>Patch<text:span text:style-name="T1">N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/>
          <table:table-cell table:style-name="ce1" office:value-type="string">
            <text:p>Trim Curve Loop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LoopIndex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/>
          <table:table-cell office:value-type="string">
            <text:p>CurveLoopIndex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Constant Data</text:p>
          </table:table-cell>
          <table:table-cell/>
          <table:table-cell office:value-type="string">
            <text:p>CurveLoopIndex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Trim Curves</text:p>
          </table:table-cell>
          <table:table-cell/>
          <table:table-cell table:style-name="ce1" office:value-type="string">
            <text:p>Trim Curve First Poin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Counts</text:p>
          </table:table-cell>
          <table:table-cell/>
          <table:table-cell table:style-name="ce1" office:value-type="string">
            <text:p>Trim Curve Point Coun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2D Points</text:p>
          </table:table-cell>
          <table:table-cell/>
          <table:table-cell table:style-name="ce1" office:value-type="string">
            <text:p>Trim Curve Ord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0</text:span></text:p>
          </table:table-cell>
          <table:table-cell/>
          <table:table-cell office:value-type="string">
            <text:p>Curve<text:span text:style-name="T1">0</text:span> Ord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1</text:span></text:p>
          </table:table-cell>
          <table:table-cell/>
          <table:table-cell office:value-type="string">
            <text:p>Curve<text:span text:style-name="T1">1</text:span> Or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N</text:span></text:p>
          </table:table-cell>
          <table:table-cell/>
          <table:table-cell office:value-type="string">
            <text:p>Curve<text:span text:style-name="T1">N</text:span> Ord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Selection</text:p>
          </table:table-cell>
          <table:table-cell/>
          <table:table-cell table:style-name="ce1" office:value-type="string">
            <text:p>Trim Curve First Kno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rve<text:span text:style-name="T1">1</text:span> Selection</text:p>
          </table:table-cell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rve<text:span text:style-name="T1">N</text:span> Selection</text:p>
          </table:table-cell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Points</text:p>
          </table:table-cell>
          <table:table-cell/>
          <table:table-cell table:style-name="ce1" office:value-type="string">
            <text:p>Trim Curve Point Weights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Trim Curve Knots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</table:table>
      <table:table table:name="Polyhedra" table:style-name="ta1" table:print="false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8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28" table:default-cell-style-name="ce4"/>
        <table:table-column table:style-name="co6" table:default-cell-style-name="ce4"/>
        <table:table-column table:style-name="co7" table:number-columns-repeated="242" table:default-cell-style-name="ce4"/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First Faces</text:p>
          </table:table-cell>
          <table:table-cell/>
          <table:table-cell table:style-name="ce1" office:value-type="string">
            <text:p>Face First Loops</text:p>
          </table:table-cell>
          <table:table-cell/>
          <table:table-cell table:style-name="ce1" office:value-type="string">
            <text:p>Loop First Edges</text:p>
          </table:table-cell>
          <table:table-cell/>
          <table:table-cell table:style-name="ce1" office:value-type="string">
            <text:p>Edge Points</text:p>
          </table:table-cell>
          <table:table-cell/>
          <table:table-cell table:style-name="ce5" office:value-type="string">
            <text:p>Points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0 </text:span><text:span text:style-name="T2">First Face</text:span></text:p>
          </table:table-cell>
          <table:table-cell/>
          <table:table-cell table:style-name="ce2" office:value-type="string">
            <text:p>Face<text:span text:style-name="T3">0 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0 </text:span><text:span text:style-name="T2">First Edge</text:span></text:p>
          </table:table-cell>
          <table:table-cell/>
          <table:table-cell table:style-name="ce2" office:value-type="string">
            <text:p>Edge<text:span text:style-name="T1">0</text:span> Point</text:p>
          </table:table-cell>
          <table:table-cell/>
          <table:table-cell table:style-name="ce2" office:value-type="string">
            <text:p>Point<text:span text:style-name="T3">0</text:span>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1 </text:span><text:span text:style-name="T2">First Face</text:span></text:p>
          </table:table-cell>
          <table:table-cell/>
          <table:table-cell table:style-name="ce2" office:value-type="string">
            <text:p>Face<text:span text:style-name="T3">1 <text:s/>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1 </text:span><text:span text:style-name="T2">First Edge</text:span></text:p>
          </table:table-cell>
          <table:table-cell/>
          <table:table-cell table:style-name="ce2" office:value-type="string">
            <text:p>Edge<text:span text:style-name="T1">1</text:span> Point</text:p>
          </table:table-cell>
          <table:table-cell/>
          <table:table-cell table:style-name="ce2" office:value-type="string">
            <text:p>Point<text:span text:style-name="T3">1</text:span>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4">
          <table:table-cell/>
          <table:table-cell table:style-name="ce2" office:value-type="string">
            <text:p>Polyhedron<text:span text:style-name="T1">N </text:span><text:span text:style-name="T2">First Face</text:span></text:p>
          </table:table-cell>
          <table:table-cell/>
          <table:table-cell table:style-name="ce2" office:value-type="string">
            <text:p>Face<text:span text:style-name="T5">N </text:span><text:span text:style-name="T6">First Loop</text:span></text:p>
          </table:table-cell>
          <table:table-cell/>
          <table:table-cell table:style-name="ce3" office:value-type="string">
            <text:p>Face<text:span text:style-name="T1">0</text:span> Loop<text:span text:style-name="T1">N </text:span><text:span text:style-name="T2">First Edge</text:span></text:p>
          </table:table-cell>
          <table:table-cell/>
          <table:table-cell table:style-name="ce2" office:value-type="string">
            <text:p>Edge<text:span text:style-name="T1">N</text:span> Point</text:p>
          </table:table-cell>
          <table:table-cell/>
          <table:table-cell table:style-name="ce2" office:value-type="string">
            <text:p>Point<text:span text:style-name="T3">N</text:span>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2" office:value-type="string">
            <text:p>Face<text:span text:style-name="T1">1</text:span> Loop<text:span text:style-name="T1">0 </text:span><text:span text:style-name="T2">First Edge</text:span></text:p>
          </table:table-cell>
          <table:table-cell table:number-columns-repeated="246"/>
        </table:table-row>
        <table:table-row table:style-name="ro3">
          <table:table-cell/>
          <table:table-cell table:style-name="ce1" office:value-type="string">
            <text:p>Face Counts</text:p>
          </table:table-cell>
          <table:table-cell/>
          <table:table-cell table:style-name="ce1" office:value-type="string">
            <text:p>Face Loop Counts</text:p>
          </table:table-cell>
          <table:table-cell/>
          <table:table-cell table:style-name="ce2" office:value-type="string">
            <text:p>Face<text:span text:style-name="T1">1</text:span> Loop<text:span text:style-name="T1">1 </text:span><text:span text:style-name="T2">First Edge</text:span></text:p>
          </table:table-cell>
          <table:table-cell/>
          <table:table-cell table:style-name="ce1" office:value-type="string">
            <text:p>Clockwise Edges</text:p>
          </table:table-cell>
          <table:table-cell/>
          <table:table-cell table:style-name="ce5" office:value-type="string">
            <text:p>Point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Face Count</text:p>
          </table:table-cell>
          <table:table-cell/>
          <table:table-cell table:style-name="ce2" office:value-type="string">
            <text:p>Face<text:span text:style-name="T1">0</text:span> Loop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Edge<text:span text:style-name="T1">0</text:span> Next Edge</text:p>
          </table:table-cell>
          <table:table-cell/>
          <table:table-cell table:style-name="ce2" office:value-type="string">
            <text:p>Point<text:span text:style-name="T1">0</text:span>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Face Count</text:p>
          </table:table-cell>
          <table:table-cell/>
          <table:table-cell table:style-name="ce2" office:value-type="string">
            <text:p>Face<text:span text:style-name="T1">1</text:span> Loop Count</text:p>
          </table:table-cell>
          <table:table-cell table:number-columns-repeated="3"/>
          <table:table-cell table:style-name="ce2" office:value-type="string">
            <text:p>Edge<text:span text:style-name="T1">1</text:span> Next Edge</text:p>
          </table:table-cell>
          <table:table-cell/>
          <table:table-cell table:style-name="ce2" office:value-type="string">
            <text:p>Point<text:span text:style-name="T1">1</text:span> Selection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N</text:span> Face Count</text:p>
          </table:table-cell>
          <table:table-cell/>
          <table:table-cell table:style-name="ce2" office:value-type="string">
            <text:p>Face<text:span text:style-name="T1">N</text:span> Loop Count</text:p>
          </table:table-cell>
          <table:table-cell table:number-columns-repeated="3"/>
          <table:table-cell table:style-name="ce2" office:value-type="string">
            <text:p>Edge<text:span text:style-name="T1">N</text:span> Next Edge</text:p>
          </table:table-cell>
          <table:table-cell/>
          <table:table-cell table:style-name="ce2" office:value-type="string">
            <text:p>Point<text:span text:style-name="T1">N</text:span> Selection</text:p>
          </table:table-cell>
          <table:table-cell table:number-columns-repeated="242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Types</text:p>
          </table:table-cell>
          <table:table-cell/>
          <table:table-cell table:style-name="ce1" office:value-type="string">
            <text:p>Face Selection</text:p>
          </table:table-cell>
          <table:table-cell table:number-columns-repeated="3"/>
          <table:table-cell table:style-name="ce1" office:value-type="string">
            <text:p>Edge Selection</text:p>
          </table:table-cell>
          <table:table-cell/>
          <table:table-cell table:style-name="ce5" office:value-type="string">
            <text:p>Vertex Data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Type</text:p>
          </table:table-cell>
          <table:table-cell/>
          <table:table-cell table:style-name="ce2" office:value-type="string">
            <text:p>Face<text:span text:style-name="T1">0</text:span> Selection</text:p>
          </table:table-cell>
          <table:table-cell table:number-columns-repeated="3"/>
          <table:table-cell table:style-name="ce2" office:value-type="string">
            <text:p>Edge<text:span text:style-name="T1">0</text:span> Selection</text:p>
          </table:table-cell>
          <table:table-cell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Type</text:p>
          </table:table-cell>
          <table:table-cell/>
          <table:table-cell table:style-name="ce2" office:value-type="string">
            <text:p>Face<text:span text:style-name="T1">1</text:span> Selection</text:p>
          </table:table-cell>
          <table:table-cell table:number-columns-repeated="3"/>
          <table:table-cell table:style-name="ce2" office:value-type="string">
            <text:p>Edge<text:span text:style-name="T1">1</text:span> Selection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string">
            <text:p>Polyhedron<text:span text:style-name="T1">N</text:span> Type</text:p>
          </table:table-cell>
          <table:table-cell/>
          <table:table-cell table:style-name="ce2" office:value-type="string">
            <text:p>Face<text:span text:style-name="T1">N</text:span> Selection</text:p>
          </table:table-cell>
          <table:table-cell table:number-columns-repeated="3"/>
          <table:table-cell table:style-name="ce2" office:value-type="string">
            <text:p>Edge<text:span text:style-name="T1">N</text:span> Selection</text:p>
          </table:table-cell>
          <table:table-cell table:number-columns-repeated="244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Face Materials</text:p>
          </table:table-cell>
          <table:table-cell table:number-columns-repeated="3"/>
          <table:table-cell table:style-name="ce1" office:value-type="string">
            <text:p>Face Varying Data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0</text:span> Material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1</text:span> Materia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2" office:value-type="string">
            <text:p>...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 office:value-type="string">
            <text:p>Face<text:span text:style-name="T1">N</text:span> Material</text:p>
          </table:table-cell>
          <table:table-cell table:number-columns-repeated="248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 table:number-columns-repeated="248"/>
        </table:table-row>
        <table:table-row table:style-name="ro1" table:number-rows-repeated="6550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Blobbies" table:style-name="ta1" table:print="false">
        <table:table-column table:style-name="co32" table:default-cell-style-name="Default"/>
        <table:table-column table:style-name="co27" table:default-cell-style-name="Default"/>
        <table:table-column table:style-name="co28" table:default-cell-style-name="ce4"/>
        <table:table-column table:style-name="co33" table:default-cell-style-name="Default"/>
        <table:table-column table:style-name="co34" table:default-cell-style-name="ce4"/>
        <table:table-column table:style-name="co30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First Primitives</text:p>
          </table:table-cell>
          <table:table-cell/>
          <table:table-cell table:style-name="ce1" office:value-type="string">
            <text:p>Primitives</text:p>
          </table:table-cell>
          <table:table-cell/>
          <table:table-cell table:style-name="ce1" office:value-type="string">
            <text:p>Float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Primitive Counts</text:p>
          </table:table-cell>
          <table:table-cell/>
          <table:table-cell table:style-name="ce1" office:value-type="string">
            <text:p>Primitive First Floa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First Operators</text:p>
          </table:table-cell>
          <table:table-cell/>
          <table:table-cell table:style-name="ce1" office:value-type="string">
            <text:p>Primitive Float Cou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Operator Counts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Vertex Dat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Operators</text:p>
          </table:table-cell>
          <table:table-cell/>
          <table:table-cell table:style-name="ce1" office:value-type="string">
            <text:p>Operand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First Operand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Operand Counts</text:p>
          </table:table-cell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 table:number-columns-repeated="2"/>
        </table:table-row>
      </table:table>
      <table:table table:name="Quadrics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bscript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draw:marker draw:name="Arrow" svg:viewBox="0 0 20 30" svg:d="m10 0-10 30h20z"/>
    <draw:marker draw:name="Small_20_Arrow" draw:display-name="Small Arrow" svg:viewBox="0 0 1321 3493" svg:d="m1321 3493h-1321l702-3493z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font-size="16pt" fo:font-weight="bold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2">02/02/2008</text:date>, <text:time>11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Timothy Shead</meta:initial-creator>
    <meta:creation-date>2006-08-30T21:37:19</meta:creation-date>
    <dc:date>2008-02-02T11:13:44</dc:date>
    <meta:printed-by>Timothy Shead</meta:printed-by>
    <meta:print-date>2006-09-29T21:48:04</meta:print-date>
    <meta:editing-cycles>157</meta:editing-cycles>
    <meta:editing-duration>P8DT23H32M39S</meta:editing-duration>
    <meta:user-defined meta:name="Info 1"/>
    <meta:user-defined meta:name="Info 2"/>
    <meta:user-defined meta:name="Info 3"/>
    <meta:user-defined meta:name="Info 4"/>
    <meta:document-statistic meta:table-count="10" meta:cell-count="548"/>
  </office:meta>
</office:document-meta>
</file>